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fo:font-size="24pt" style:text-underline-style="solid" style:text-underline-width="auto" style:text-underline-color="font-color" fo:font-weight="bold" officeooo:rsid="0013ccee" officeooo:paragraph-rsid="0013ccee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13ccee" officeooo:paragraph-rsid="0013ccee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oins</text:p>
      <text:p text:style-name="P1"/>
      <text:p text:style-name="P1"/>
      <text:p text:style-name="P2">Gameplay-- en cours</text:p>
      <text:p text:style-name="P2"/>
      <text:p text:style-name="P2">Bestiaire-- en cours</text:p>
      <text:p text:style-name="P2"/>
      <text:p text:style-name="P2">Background</text:p>
      <text:p text:style-name="P2"/>
      <text:p text:style-name="P2">Histoire</text:p>
      <text:p text:style-name="P2"/>
      <text:p text:style-name="P2">Monde</text:p>
      <text:p text:style-name="P2"/>
      <text:p text:style-name="P2">Langages</text:p>
      <text:p text:style-name="P2"/>
      <text:p text:style-name="P2">Dessins-- en cours</text:p>
      <text:p text:style-name="P2"/>
      <text:p text:style-name="P2">Mus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22:31:20.190000000</meta:creation-date>
    <dc:date>2014-03-29T22:35:45.789000000</dc:date>
    <meta:editing-duration>P0D</meta:editing-duration>
    <meta:editing-cycles>1</meta:editing-cycles>
    <meta:document-statistic meta:table-count="0" meta:image-count="0" meta:object-count="0" meta:page-count="1" meta:paragraph-count="9" meta:word-count="15" meta:character-count="103" meta:non-whitespace-character-count="97"/>
    <meta:generator>LibreOffice/4.1.5.3$Windows_x86 LibreOffice_project/1c1366bba2ba2b554cd2ca4d87c06da81c05d24</meta:generator>
  </office:meta>
</office:document-meta>
</file>